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15.29pt"/>
    </style:style>
    <style:style style:name="co3" style:family="table-column">
      <style:table-column-properties fo:break-before="auto" style:column-width="326.41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124.36pt"/>
    </style:style>
    <style:style style:name="co6" style:family="table-column">
      <style:table-column-properties fo:break-before="auto" style:column-width="163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terial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fo:background-color="#67c2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tilitzation</text:p>
          </table:table-cell>
          <table:table-cell table:style-name="ce8" office:value-type="string" calcext:value-type="string">
            <text:p>Price</text:p>
          </table:table-cell>
          <table:table-cell table:style-name="ce1" office:value-type="string" calcext:value-type="string">
            <text:p>Percent total price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8">
            <text:p>Moviment</text:p>
          </table:table-cell>
          <table:table-cell table:style-name="ce5" office:value-type="string" calcext:value-type="string">
            <text:p>Stepper amb reductor R</text:p>
          </table:table-cell>
          <table:table-cell table:style-name="ce5" office:value-type="string" calcext:value-type="string">
            <text:p>Moviment de la roda dreta del robot</text:p>
          </table:table-cell>
          <table:table-cell table:style-name="ce9" table:formula="of:=28.96+32.99/2" office:value-type="currency" office:currency="EUR" office:value="45.455" calcext:value-type="currency">
            <text:p>45.46 €</text:p>
          </table:table-cell>
          <table:table-cell table:style-name="ce11" table:formula="of:=[.D2]/[.$D$39]" office:value-type="percentage" office:value="0.108237228946902" calcext:value-type="percentage">
            <text:p>10.82%</text:p>
          </table:table-cell>
          <table:table-cell table:style-name="ce5" office:value-type="string" calcext:value-type="string">
            <text:p>AliExpress</text:p>
          </table:table-cell>
          <table:table-cell table:style-name="ce5" office:value-type="string" calcext:value-type="string">
            <text:p>Compra pak de 4 a través d'aliexpress</text:p>
          </table:table-cell>
          <table:table-cell table:style-name="ce13" office:value-type="string" calcext:value-type="string">
            <text:p><text:a xlink:href="https://es.aliexpress.com/item/4000222067282.html?spm=a2g0o.detail.0.0.77792100s8BkzV&amp;gps-id=pcDetailBottomMoreThisSeller&amp;scm=1007.13339.274681.0&amp;scm_id=1007.13339.274681.0&amp;scm-url=1007.13339.274681.0&amp;pvid=93a0c961-4619-4a50-a566-a5cbbcf9fda0&amp;_t=gps-id%3ApcDetailBottomMoreThisSeller%2Cscm-url%3A1007.13339.274681.0%2Cpvid%3A93a0c961-4619-4a50-a566-a5cbbcf9fda0%2Ctpp_buckets%3A668%232846%238113%231998&amp;pdp_ext_f=%7B%22sku_id%22%3A%2212000015619688924%22%2C%22sceneId%22%3A%223339%22%7D&amp;pdp_npi=2%40dis%21EUR%21%2125.85%21%21%21%21%21%400b0a24a716538962595815859e6ca1%2112000015619688924%21rec&amp;gatewayAdapt=glo2esp" xlink:type="simple">https://es.aliexpress.com/item/4000222067282.html?spm=a2g0o.detail.0.0.77792100s8BkzV&amp;gps-id=pcDetailBottomMoreThisSeller&amp;scm=1007.13339.274681.0&amp;scm_id=1007.13339.274681.0&amp;scm-url=1007.13339.274681.0&amp;pvid=93a0c961-4619-4a50-a566-a5cbbcf9fda0&amp;_t=gps-id%3ApcDetailBottomMoreThisSeller%2Cscm-url%3A1007.13339.274681.0%2Cpvid%3A93a0c961-4619-4a50-a566-a5cbbcf9fda0%2Ctpp_buckets%3A668%232846%238113%231998&amp;pdp_ext_f=%7B%22sku_id%22%3A%2212000015619688924%22%2C%22sceneId%22%3A%223339%22%7D&amp;pdp_npi=2%40dis%21EUR%21%2125.85%21%21%21%21%21%400b0a24a716538962595815859e6ca1%2112000015619688924%21rec&amp;gatewayAdapt=glo2esp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tepper amb reductor L</text:p>
          </table:table-cell>
          <table:table-cell table:style-name="ce5" office:value-type="string" calcext:value-type="string">
            <text:p>Moviment de la roda esquerra del robot</text:p>
          </table:table-cell>
          <table:table-cell table:style-name="ce9" table:formula="of:=28.96+32.99/2" office:value-type="currency" office:currency="EUR" office:value="45.455" calcext:value-type="currency">
            <text:p>45.46 €</text:p>
          </table:table-cell>
          <table:table-cell table:style-name="ce11" table:formula="of:=[.D3]/[.$D$39]" office:value-type="percentage" office:value="0.108237228946902" calcext:value-type="percentage">
            <text:p>10.82%</text:p>
          </table:table-cell>
          <table:table-cell table:style-name="ce5" office:value-type="string" calcext:value-type="string">
            <text:p>AliExpress</text:p>
          </table:table-cell>
          <table:table-cell table:style-name="ce5" office:value-type="string" calcext:value-type="string">
            <text:p>Compra pak de 4 a través d'aliexpress</text:p>
          </table:table-cell>
          <table:table-cell table:style-name="ce13" office:value-type="string" calcext:value-type="string">
            <text:p><text:a xlink:href="https://es.aliexpress.com/item/4000222067282.html?spm=a2g0o.detail.0.0.77792100s8BkzV&amp;gps-id=pcDetailBottomMoreThisSeller&amp;scm=1007.13339.274681.0&amp;scm_id=1007.13339.274681.0&amp;scm-url=1007.13339.274681.0&amp;pvid=93a0c961-4619-4a50-a566-a5cbbcf9fda0&amp;_t=gps-id%3ApcDetailBottomMoreThisSeller%2Cscm-url%3A1007.13339.274681.0%2Cpvid%3A93a0c961-4619-4a50-a566-a5cbbcf9fda0%2Ctpp_buckets%3A668%232846%238113%231998&amp;pdp_ext_f=%7B%22sku_id%22%3A%2212000015619688924%22%2C%22sceneId%22%3A%223339%22%7D&amp;pdp_npi=2%40dis%21EUR%21%2125.85%21%21%21%21%21%400b0a24a716538962595815859e6ca1%2112000015619688924%21rec&amp;gatewayAdapt=glo2esp" xlink:type="simple">https://es.aliexpress.com/item/4000222067282.html?spm=a2g0o.detail.0.0.77792100s8BkzV&amp;gps-id=pcDetailBottomMoreThisSeller&amp;scm=1007.13339.274681.0&amp;scm_id=1007.13339.274681.0&amp;scm-url=1007.13339.274681.0&amp;pvid=93a0c961-4619-4a50-a566-a5cbbcf9fda0&amp;_t=gps-id%3ApcDetailBottomMoreThisSeller%2Cscm-url%3A1007.13339.274681.0%2Cpvid%3A93a0c961-4619-4a50-a566-a5cbbcf9fda0%2Ctpp_buckets%3A668%232846%238113%231998&amp;pdp_ext_f=%7B%22sku_id%22%3A%2212000015619688924%22%2C%22sceneId%22%3A%223339%22%7D&amp;pdp_npi=2%40dis%21EUR%21%2125.85%21%21%21%21%21%400b0a24a716538962595815859e6ca1%2112000015619688924%21rec&amp;gatewayAdapt=glo2esp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ontrolador A4988 DRV8825</text:p>
          </table:table-cell>
          <table:table-cell table:style-name="ce5" office:value-type="string" calcext:value-type="string">
            <text:p>Controlador roda dreta</text:p>
          </table:table-cell>
          <table:table-cell table:style-name="ce9" table:formula="of:=10.99/5" office:value-type="currency" office:currency="EUR" office:value="2.198" calcext:value-type="currency">
            <text:p>2.20 €</text:p>
          </table:table-cell>
          <table:table-cell table:style-name="ce11" table:formula="of:=[.D4]/[.$D$39]" office:value-type="percentage" office:value="0.00523386710428533" calcext:value-type="percentage">
            <text:p>0.5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UKCOCO-Reprap-Stepper-disipador-impresora/dp/B07BMR39GQ/ref=cm_cr_arp_d_bdcrb_top?ie=UTF8" xlink:type="simple">https://www.amazon.es/UKCOCO-Reprap-Stepper-disipador-impresora/dp/B07BMR39GQ/ref=cm_cr_arp_d_bdcrb_top?ie=UTF8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ontrolador A4988 DRV8825</text:p>
          </table:table-cell>
          <table:table-cell table:style-name="ce5" office:value-type="string" calcext:value-type="string">
            <text:p>Controlador roda esquerra</text:p>
          </table:table-cell>
          <table:table-cell table:style-name="ce9" table:formula="of:=10.99/5" office:value-type="currency" office:currency="EUR" office:value="2.198" calcext:value-type="currency">
            <text:p>2.20 €</text:p>
          </table:table-cell>
          <table:table-cell table:style-name="ce11" table:formula="of:=[.D5]/[.$D$39]" office:value-type="percentage" office:value="0.00523386710428533" calcext:value-type="percentage">
            <text:p>0.5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UKCOCO-Reprap-Stepper-disipador-impresora/dp/B07BMR39GQ/ref=cm_cr_arp_d_bdcrb_top?ie=UTF8" xlink:type="simple">https://www.amazon.es/UKCOCO-Reprap-Stepper-disipador-impresora/dp/B07BMR39GQ/ref=cm_cr_arp_d_bdcrb_top?ie=UTF8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ensor detector de línia dret</text:p>
          </table:table-cell>
          <table:table-cell table:style-name="ce5" office:value-type="string" calcext:value-type="string">
            <text:p>Detecció de la línia dreta</text:p>
          </table:table-cell>
          <table:table-cell table:style-name="ce9" table:formula="of:=4.88/10" office:value-type="currency" office:currency="EUR" office:value="0.488" calcext:value-type="currency">
            <text:p>0.49 €</text:p>
          </table:table-cell>
          <table:table-cell table:style-name="ce11" table:formula="of:=[.D6]/[.$D$39]" office:value-type="percentage" office:value="0.00116202326974124" calcext:value-type="percentage">
            <text:p>0.1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10 a Amazon</text:p>
          </table:table-cell>
          <table:table-cell table:style-name="ce13" office:value-type="string" calcext:value-type="string">
            <text:p><text:a xlink:href="https://www.amazon.es/gp/product/B08CSRNCMG/ref=ox_sc_act_title_1?smid=A1A94E00UJ9A5S&amp;psc=1" xlink:type="simple">https://www.amazon.es/gp/product/B08CSRNCMG/ref=ox_sc_act_title_1?smid=A1A94E00UJ9A5S&amp;psc=1</text:a></text:p>
          </table:table-cell>
          <table:table-cell table:style-name="ce16" table:number-columns-repeated="5"/>
          <table:table-cell table:style-name="ce5" table:number-columns-repeated="14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ensor detector de línia esquerra</text:p>
          </table:table-cell>
          <table:table-cell table:style-name="ce5" office:value-type="string" calcext:value-type="string">
            <text:p>Detecció de la línia esquerra</text:p>
          </table:table-cell>
          <table:table-cell table:style-name="ce9" table:formula="of:=4.88/10" office:value-type="currency" office:currency="EUR" office:value="0.488" calcext:value-type="currency">
            <text:p>0.49 €</text:p>
          </table:table-cell>
          <table:table-cell table:style-name="ce11" table:formula="of:=[.D7]/[.$D$39]" office:value-type="percentage" office:value="0.00116202326974124" calcext:value-type="percentage">
            <text:p>0.1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Tub de 5 a RS</text:p>
          </table:table-cell>
          <table:table-cell table:style-name="ce13" office:value-type="string" calcext:value-type="string">
            <text:p><text:a xlink:href="https://www.amazon.es/gp/product/B08CSRNCMG/ref=ox_sc_act_title_1?smid=A1A94E00UJ9A5S&amp;psc=1" xlink:type="simple">https://www.amazon.es/gp/product/B08CSRNCMG/ref=ox_sc_act_title_1?smid=A1A94E00UJ9A5S&amp;psc=1</text:a></text:p>
          </table:table-cell>
          <table:table-cell table:style-name="ce16" table:number-columns-repeated="5"/>
          <table:table-cell table:style-name="ce5" table:number-columns-repeated="14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ensor de distància GY-VL53L0XV2</text:p>
          </table:table-cell>
          <table:table-cell table:style-name="ce5" office:value-type="string" calcext:value-type="string">
            <text:p>Detecció del pot de plàstic</text:p>
          </table:table-cell>
          <table:table-cell table:style-name="ce9" table:formula="of:=18.02*0.79/3" office:value-type="currency" office:currency="EUR" office:value="4.745266667" calcext:value-type="currency">
            <text:p>4.75 €</text:p>
          </table:table-cell>
          <table:table-cell table:style-name="ce11" table:formula="of:=[.D8]/[.$D$39]" office:value-type="percentage" office:value="0.0112994063282407" calcext:value-type="percentage">
            <text:p>1.13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3 a Amazon</text:p>
          </table:table-cell>
          <table:table-cell table:style-name="ce13" office:value-type="string" calcext:value-type="string">
            <text:p><text:a xlink:href="https://www.amazon.es/Haudboin-VL53L0X-Sensor-distancia-GY-VL53L0XV2/dp/B09QCJM193/ref=sr_1_3_sspa?crid=FE1I7LPXP7AW&amp;keywords=VL53L0X&amp;qid=1647590003&amp;sprefix=vl53l0x%2Caps%2C72&amp;sr=8-3-spons&amp;psc=1&amp;spLa=ZW5jcnlwdGVkUXVhbGlmaWVyPUEyUDZLRlpERjI1MkQ1JmVuY3J5cHRlZElkPUEwNTgxMjE0MjFVVkRSN05TUUg4WiZlbmNyeXB0ZWRBZElkPUEwNDQwNDYwMUVROTBVT0U3NFZWTiZ3aWRnZXROYW1lPXNwX2F0ZiZhY3Rpb249Y2xpY2tSZWRpcmVjdCZkb05vdExvZ0NsaWNrPXRydWU=" xlink:type="simple">https://www.amazon.es/Haudboin-VL53L0X-Sensor-distancia-GY-VL53L0XV2/dp/B09QCJM193/ref=sr_1_3_sspa?crid=FE1I7LPXP7AW&amp;keywords=VL53L0X&amp;qid=1647590003&amp;sprefix=vl53l0x%2Caps%2C72&amp;sr=8-3-spons&amp;psc=1&amp;spLa=ZW5jcnlwdGVkUXVhbGlmaWVyPUEyUDZLRlpERjI1MkQ1JmVuY3J5cHRlZElkPUEwNTgxMjE0MjFVVkRSN05TUUg4WiZlbmNyeXB0ZWRBZElkPUEwNDQwNDYwMUVROTBVT0U3NFZWTiZ3aWRnZXROYW1lPXNwX2F0ZiZhY3Rpb249Y2xpY2tSZWRpcmVjdCZkb05vdExvZ0NsaWNrPXRydWU=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tep up </text:p>
          </table:table-cell>
          <table:table-cell table:style-name="ce5" office:value-type="string" calcext:value-type="string">
            <text:p>Elevació 5V poqer bank a 12V pels steppers</text:p>
          </table:table-cell>
          <table:table-cell table:style-name="ce9" table:formula="of:=12.03/5" office:value-type="currency" office:currency="EUR" office:value="2.406" calcext:value-type="currency">
            <text:p>2.41 €</text:p>
          </table:table-cell>
          <table:table-cell table:style-name="ce11" table:formula="of:=[.D9]/[.$D$39]" office:value-type="percentage" office:value="0.00572915571106028" calcext:value-type="percentage">
            <text:p>0.57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TECNOIOT-XL6009-Booster-Adjustable-Step-up/dp/B07HB3GMZD/ref=sr_1_11?keywords=step+up+5V&amp;qid=1647600524&amp;sr=8-11" xlink:type="simple">https://www.amazon.es/TECNOIOT-XL6009-Booster-Adjustable-Step-up/dp/B07HB3GMZD/ref=sr_1_11?keywords=step+up+5V&amp;qid=1647600524&amp;sr=8-11</text:a></text:p>
          </table:table-cell>
          <table:table-cell table:style-name="ce16" table:number-columns-repeated="8"/>
          <table:table-cell table:style-name="ce5" table:number-columns-repeated="11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15">
            <text:p>Braços</text:p>
          </table:table-cell>
          <table:table-cell table:style-name="ce5" office:value-type="string" calcext:value-type="string">
            <text:p>2 Xeringues amb tub</text:p>
          </table:table-cell>
          <table:table-cell table:style-name="ce5" office:value-type="string" calcext:value-type="string">
            <text:p>Xeringues per xuclar el líquid</text:p>
          </table:table-cell>
          <table:table-cell table:style-name="ce9" office:value-type="currency" office:currency="EUR" office:value="11.15" calcext:value-type="currency">
            <text:p>11.15 €</text:p>
          </table:table-cell>
          <table:table-cell table:style-name="ce11" table:formula="of:=[.D10]/[.$D$39]" office:value-type="percentage" office:value="0.0265503267574074" calcext:value-type="percentage">
            <text:p>2.66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2 a Amazon</text:p>
          </table:table-cell>
          <table:table-cell table:style-name="ce13" office:value-type="string" calcext:value-type="string">
            <text:p><text:a xlink:href="https://www.amazon.es/dp/B081RL7BMH/?coliid=I3OZAKCWK8IAB6&amp;colid=2GDHV7MAEUG1F&amp;psc=1&amp;ref_=lv_ov_lig_dp_it" xlink:type="simple">https://www.amazon.es/dp/B081RL7BMH/?coliid=I3OZAKCWK8IAB6&amp;colid=2GDHV7MAEUG1F&amp;psc=1&amp;ref_=lv_ov_lig_dp_it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Barra roscada lineal</text:p>
          </table:table-cell>
          <table:table-cell table:style-name="ce5" office:value-type="string" calcext:value-type="string">
            <text:p>Actuador per moure l'èmbol de les xeringues</text:p>
          </table:table-cell>
          <table:table-cell table:style-name="ce9" office:value-type="currency" office:currency="EUR" office:value="6.19" calcext:value-type="currency">
            <text:p>6.19 €</text:p>
          </table:table-cell>
          <table:table-cell table:style-name="ce11" table:formula="of:=[.D11]/[.$D$39]" office:value-type="percentage" office:value="0.0147395984420046" calcext:value-type="percentage">
            <text:p>1.47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individual a Amazon</text:p>
          </table:table-cell>
          <table:table-cell table:style-name="ce13" office:value-type="string" calcext:value-type="string">
            <text:p><text:a xlink:href="https://www.amazon.es/SIENOC-Impresora-Varilla-Carril-lineal/dp/B07LDZY8RY/ref=sr_1_58_sspa?crid=28NVHFM0LQOOD&amp;keywords=tornillo%2Bde%2Bavance%2Bimpresora%2B3D&amp;qid=1648568200&amp;sprefix=tornillo%2Bde%2Bavance%2Bimpresora%2B3d%2Caps%2C100&amp;sr=8-58-spons&amp;spLa=ZW5jcnlwdGVkUXVhbGlmaWVyPUEyVDhETkdUQVRKN0dWJmVuY3J5cHRlZElkPUEwMzg4NjY2MjJQVjIxRUdWT0lSUCZlbmNyeXB0ZWRBZElkPUEwNTc5MTk2MzNUWjNGOTVKVERPSSZ3aWRnZXROYW1lPXNwX2J0ZiZhY3Rpb249Y2xpY2tSZWRpcmVjdCZkb05vdExvZ0NsaWNrPXRydWU&amp;th=1" xlink:type="simple">https://www.amazon.es/SIENOC-Impresora-Varilla-Carril-lineal/dp/B07LDZY8RY/ref=sr_1_58_sspa?crid=28NVHFM0LQOOD&amp;keywords=tornillo%2Bde%2Bavance%2Bimpresora%2B3D&amp;qid=1648568200&amp;sprefix=tornillo%2Bde%2Bavance%2Bimpresora%2B3d%2Caps%2C100&amp;sr=8-58-spons&amp;spLa=ZW5jcnlwdGVkUXVhbGlmaWVyPUEyVDhETkdUQVRKN0dWJmVuY3J5cHRlZElkPUEwMzg4NjY2MjJQVjIxRUdWT0lSUCZlbmNyeXB0ZWRBZElkPUEwNTc5MTk2MzNUWjNGOTVKVERPSSZ3aWRnZXROYW1lPXNwX2J0ZiZhY3Rpb249Y2xpY2tSZWRpcmVjdCZkb05vdExvZ0NsaWNrPXRydWU&amp;th=1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tepper nema 17 Xeringa</text:p>
          </table:table-cell>
          <table:table-cell table:style-name="ce5" office:value-type="string" calcext:value-type="string">
            <text:p>Motor xeringa</text:p>
          </table:table-cell>
          <table:table-cell table:style-name="ce9" table:formula="of:=21.2/3" office:value-type="currency" office:currency="EUR" office:value="7.06666666666667" calcext:value-type="currency">
            <text:p>7.07 €</text:p>
          </table:table-cell>
          <table:table-cell table:style-name="ce11" table:formula="of:=[.D12]/[.$D$39]" office:value-type="percentage" office:value="0.0168271129224824" calcext:value-type="percentage">
            <text:p>1.68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3 a Amazon</text:p>
          </table:table-cell>
          <table:table-cell table:style-name="ce13" office:value-type="string" calcext:value-type="string">
            <text:p><text:a xlink:href="https://www.amazon.es/dp/B092ZD2WMV/ref=twister_B09BZHBBB5?_encoding=UTF8&amp;psc=1" xlink:type="simple">https://www.amazon.es/dp/B092ZD2WMV/ref=twister_B09BZHBBB5?_encoding=UTF8&amp;psc=1</text:a></text:p>
          </table:table-cell>
          <table:table-cell table:style-name="ce16" table:number-columns-repeated="4"/>
          <table:table-cell table:style-name="ce5" table:number-columns-repeated="1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tepper nema 17 R</text:p>
          </table:table-cell>
          <table:table-cell table:style-name="ce5" office:value-type="string" calcext:value-type="string">
            <text:p>Motor del braç dret</text:p>
          </table:table-cell>
          <table:table-cell table:style-name="ce9" table:formula="of:=21.2/3" office:value-type="currency" office:currency="EUR" office:value="7.06666666666667" calcext:value-type="currency">
            <text:p>7.07 €</text:p>
          </table:table-cell>
          <table:table-cell table:style-name="ce11" table:formula="of:=[.D13]/[.$D$39]" office:value-type="percentage" office:value="0.0168271129224824" calcext:value-type="percentage">
            <text:p>1.68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3 a Amazon</text:p>
          </table:table-cell>
          <table:table-cell table:style-name="ce13" office:value-type="string" calcext:value-type="string">
            <text:p><text:a xlink:href="https://www.amazon.es/dp/B092ZD2WMV/ref=twister_B09BZHBBB5?_encoding=UTF8&amp;psc=1" xlink:type="simple">https://www.amazon.es/dp/B092ZD2WMV/ref=twister_B09BZHBBB5?_encoding=UTF8&amp;psc=1</text:a></text:p>
          </table:table-cell>
          <table:table-cell table:style-name="ce16" table:number-columns-repeated="4"/>
          <table:table-cell table:style-name="ce5" table:number-columns-repeated="1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tepper nema 17 L</text:p>
          </table:table-cell>
          <table:table-cell table:style-name="ce5" office:value-type="string" calcext:value-type="string">
            <text:p>Motor del braç esquerra</text:p>
          </table:table-cell>
          <table:table-cell table:style-name="ce9" table:formula="of:=21.2/3" office:value-type="currency" office:currency="EUR" office:value="7.06666666666667" calcext:value-type="currency">
            <text:p>7.07 €</text:p>
          </table:table-cell>
          <table:table-cell table:style-name="ce11" table:formula="of:=[.D14]/[.$D$39]" office:value-type="percentage" office:value="0.0168271129224824" calcext:value-type="percentage">
            <text:p>1.68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3 a Amazon</text:p>
          </table:table-cell>
          <table:table-cell table:style-name="ce13" office:value-type="string" calcext:value-type="string">
            <text:p><text:a xlink:href="https://www.amazon.es/dp/B092ZD2WMV/ref=twister_B09BZHBBB5?_encoding=UTF8&amp;psc=1" xlink:type="simple">https://www.amazon.es/dp/B092ZD2WMV/ref=twister_B09BZHBBB5?_encoding=UTF8&amp;psc=1</text:a></text:p>
          </table:table-cell>
          <table:table-cell table:style-name="ce16" table:number-columns-repeated="4"/>
          <table:table-cell table:style-name="ce5" table:number-columns-repeated="1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ontrolador A4988 DRV8825</text:p>
          </table:table-cell>
          <table:table-cell table:style-name="ce5" office:value-type="string" calcext:value-type="string">
            <text:p>Controlador braç dret</text:p>
          </table:table-cell>
          <table:table-cell table:style-name="ce9" table:formula="of:=10.99/5" office:value-type="currency" office:currency="EUR" office:value="2.198" calcext:value-type="currency">
            <text:p>2.20 €</text:p>
          </table:table-cell>
          <table:table-cell table:style-name="ce11" table:formula="of:=[.D15]/[.$D$39]" office:value-type="percentage" office:value="0.00523386710428533" calcext:value-type="percentage">
            <text:p>0.5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UKCOCO-Reprap-Stepper-disipador-impresora/dp/B07BMR39GQ/ref=cm_cr_arp_d_bdcrb_top?ie=UTF8" xlink:type="simple">https://www.amazon.es/UKCOCO-Reprap-Stepper-disipador-impresora/dp/B07BMR39GQ/ref=cm_cr_arp_d_bdcrb_top?ie=UTF8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ontrolador A4988 DRV8825</text:p>
          </table:table-cell>
          <table:table-cell table:style-name="ce5" office:value-type="string" calcext:value-type="string">
            <text:p>Controlador braç esquerra</text:p>
          </table:table-cell>
          <table:table-cell table:style-name="ce9" table:formula="of:=10.99/5" office:value-type="currency" office:currency="EUR" office:value="2.198" calcext:value-type="currency">
            <text:p>2.20 €</text:p>
          </table:table-cell>
          <table:table-cell table:style-name="ce11" table:formula="of:=[.D16]/[.$D$39]" office:value-type="percentage" office:value="0.00523386710428533" calcext:value-type="percentage">
            <text:p>0.5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UKCOCO-Reprap-Stepper-disipador-impresora/dp/B07BMR39GQ/ref=cm_cr_arp_d_bdcrb_top?ie=UTF8" xlink:type="simple">https://www.amazon.es/UKCOCO-Reprap-Stepper-disipador-impresora/dp/B07BMR39GQ/ref=cm_cr_arp_d_bdcrb_top?ie=UTF8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ontrolador A4988 DRV8825</text:p>
          </table:table-cell>
          <table:table-cell table:style-name="ce5" office:value-type="string" calcext:value-type="string">
            <text:p>Controlador motor xeringa</text:p>
          </table:table-cell>
          <table:table-cell table:style-name="ce9" table:formula="of:=10.99/5" office:value-type="currency" office:currency="EUR" office:value="2.198" calcext:value-type="currency">
            <text:p>2.20 €</text:p>
          </table:table-cell>
          <table:table-cell table:style-name="ce11" table:formula="of:=[.D17]/[.$D$39]" office:value-type="percentage" office:value="0.00523386710428533" calcext:value-type="percentage">
            <text:p>0.5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UKCOCO-Reprap-Stepper-disipador-impresora/dp/B07BMR39GQ/ref=cm_cr_arp_d_bdcrb_top?ie=UTF8" xlink:type="simple">https://www.amazon.es/UKCOCO-Reprap-Stepper-disipador-impresora/dp/B07BMR39GQ/ref=cm_cr_arp_d_bdcrb_top?ie=UTF8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Fi de cursa dels braços</text:p>
          </table:table-cell>
          <table:table-cell table:style-name="ce5" office:value-type="string" calcext:value-type="string">
            <text:p>Detectar el final del moviment de cada un dels braços</text:p>
          </table:table-cell>
          <table:table-cell table:style-name="ce9" table:formula="of:=7.42/2" office:value-type="currency" office:currency="EUR" office:value="3.71" calcext:value-type="currency">
            <text:p>3.71 €</text:p>
          </table:table-cell>
          <table:table-cell table:style-name="ce11" table:formula="of:=[.D18]/[.$D$39]" office:value-type="percentage" office:value="0.00883423428430326" calcext:value-type="percentage">
            <text:p>0.88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6 a Amazon</text:p>
          </table:table-cell>
          <table:table-cell table:style-name="ce13" office:value-type="string" calcext:value-type="string">
            <text:p><text:a xlink:href="https://www.amazon.es/GTIWUNG-interruptor-Interruptor-Compatible-Impresora/dp/B07VWRS24K/ref=sr_1_2_sspa?keywords=final+de+carrera+impresora+3d&amp;qid=1648715665&amp;sprefix=final+de+carrera+impres%2Caps%2C93&amp;sr=8-2-spons&amp;psc=1&amp;spLa=ZW5jcnlwdGVkUXVhbGlmaWVyPUEyOTZVTVdVUVBIN0lXJmVuY3J5cHRlZElkPUEwNjQ4ODc1M0FIR0xKRloyUE84NiZlbmNyeXB0ZWRBZElkPUEwMTE0MTI2MjBONDYyWkwxSVI5QyZ3aWRnZXROYW1lPXNwX2F0ZiZhY3Rpb249Y2xpY2tSZWRpcmVjdCZkb05vdExvZ0NsaWNrPXRydWU=" xlink:type="simple">https://www.amazon.es/GTIWUNG-interruptor-Interruptor-Compatible-Impresora/dp/B07VWRS24K/ref=sr_1_2_sspa?keywords=final+de+carrera+impresora+3d&amp;qid=1648715665&amp;sprefix=final+de+carrera+impres%2Caps%2C93&amp;sr=8-2-spons&amp;psc=1&amp;spLa=ZW5jcnlwdGVkUXVhbGlmaWVyPUEyOTZVTVdVUVBIN0lXJmVuY3J5cHRlZElkPUEwNjQ4ODc1M0FIR0xKRloyUE84NiZlbmNyeXB0ZWRBZElkPUEwMTE0MTI2MjBONDYyWkwxSVI5QyZ3aWRnZXROYW1lPXNwX2F0ZiZhY3Rpb249Y2xpY2tSZWRpcmVjdCZkb05vdExvZ0NsaWNrPXRydWU=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tep up </text:p>
          </table:table-cell>
          <table:table-cell table:style-name="ce5" office:value-type="string" calcext:value-type="string">
            <text:p>Elevació 5V power bank a 12V pels steppers</text:p>
          </table:table-cell>
          <table:table-cell table:style-name="ce9" table:formula="of:=12.03*2/5" office:value-type="currency" office:currency="EUR" office:value="4.812" calcext:value-type="currency">
            <text:p>4.81 €</text:p>
          </table:table-cell>
          <table:table-cell table:style-name="ce11" table:formula="of:=[.D19]/[.$D$39]" office:value-type="percentage" office:value="0.0114583114221206" calcext:value-type="percentage">
            <text:p>1.15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TECNOIOT-XL6009-Booster-Adjustable-Step-up/dp/B07HB3GMZD/ref=sr_1_11?keywords=step+up+5V&amp;qid=1647600524&amp;sr=8-11" xlink:type="simple">https://www.amazon.es/TECNOIOT-XL6009-Booster-Adjustable-Step-up/dp/B07HB3GMZD/ref=sr_1_11?keywords=step+up+5V&amp;qid=1647600524&amp;sr=8-11</text:a></text:p>
          </table:table-cell>
          <table:table-cell table:style-name="ce16" table:number-columns-repeated="8"/>
          <table:table-cell table:style-name="ce5" table:number-columns-repeated="11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orretges 200 mm reducció braços</text:p>
          </table:table-cell>
          <table:table-cell table:style-name="ce5" office:value-type="string" calcext:value-type="string">
            <text:p>Reduir el parell necessari per aixecar els braços guanyant precissió a la punta</text:p>
          </table:table-cell>
          <table:table-cell table:style-name="ce9" table:formula="of:=10.92/5" office:value-type="currency" office:currency="EUR" office:value="2.184" calcext:value-type="currency">
            <text:p>2.18 €</text:p>
          </table:table-cell>
          <table:table-cell table:style-name="ce11" table:formula="of:=[.D20]/[.$D$39]" office:value-type="percentage" office:value="0.00520053037113701" calcext:value-type="percentage">
            <text:p>0.5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10 a Amazon</text:p>
          </table:table-cell>
          <table:table-cell table:style-name="ce13" office:value-type="string" calcext:value-type="string">
            <text:p><text:a xlink:href="https://www.amazon.es/3Dman-GT2-distribuci%C3%B3n-impresora-unidades/dp/B07V6N32B1/ref=pd_sbs_7/258-1278353-4608136?pd_rd_w=omLzS&amp;pf_rd_p=bead054f-de1a-4d92-98b9-04253f60cdcd&amp;pf_rd_r=5XZ5BVAE90TTR7NK8MB4&amp;pd_rd_r=a31ed387-4b86-448a-9706-ef7c98a69e43&amp;pd_rd_wg=uFyew&amp;pd_rd_i=B07V6N32B1&amp;th=1" xlink:type="simple">https://www.amazon.es/3Dman-GT2-distribuci%C3%B3n-impresora-unidades/dp/B07V6N32B1/ref=pd_sbs_7/258-1278353-4608136?pd_rd_w=omLzS&amp;pf_rd_p=bead054f-de1a-4d92-98b9-04253f60cdcd&amp;pf_rd_r=5XZ5BVAE90TTR7NK8MB4&amp;pd_rd_r=a31ed387-4b86-448a-9706-ef7c98a69e43&amp;pd_rd_wg=uFyew&amp;pd_rd_i=B07V6N32B1&amp;th=1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2 x Rodaments 6808ZZ - 40 mm x 52 mm x 7 mm</text:p>
          </table:table-cell>
          <table:table-cell table:style-name="ce5" office:value-type="string" calcext:value-type="string">
            <text:p>Guiar exteriorment el moviments dels braços</text:p>
          </table:table-cell>
          <table:table-cell table:style-name="ce9" table:formula="of:=22.18/2" office:value-type="currency" office:currency="EUR" office:value="11.09" calcext:value-type="currency">
            <text:p>11.09 €</text:p>
          </table:table-cell>
          <table:table-cell table:style-name="ce11" table:formula="of:=[.D21]/[.$D$39]" office:value-type="percentage" office:value="0.0264074550439146" calcext:value-type="percentage">
            <text:p>2.64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4 a Amazon</text:p>
          </table:table-cell>
          <table:table-cell table:style-name="ce13" office:value-type="string" calcext:value-type="string">
            <text:p><text:a xlink:href="https://www.amazon.es/gp/product/B081JT8WJY/ref=ppx_yo_dt_b_asin_title_o06_s00?ie=UTF8&amp;psc=1" xlink:type="simple">https://www.amazon.es/gp/product/B081JT8WJY/ref=ppx_yo_dt_b_asin_title_o06_s00?ie=UTF8&amp;psc=1</text:a></text:p>
          </table:table-cell>
          <table:table-cell table:style-name="ce16" table:number-columns-repeated="5"/>
          <table:table-cell table:style-name="ce5" table:number-columns-repeated="14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4 x Rodaments 604-609 WX2RS</text:p>
          </table:table-cell>
          <table:table-cell table:style-name="ce5" office:value-type="string" calcext:value-type="string">
            <text:p>Guiar interiorment el moviments dels braços</text:p>
          </table:table-cell>
          <table:table-cell table:style-name="ce9" table:formula="of:=16.55/10*4" office:value-type="currency" office:currency="EUR" office:value="6.62" calcext:value-type="currency">
            <text:p>6.62 €</text:p>
          </table:table-cell>
          <table:table-cell table:style-name="ce11" table:formula="of:=[.D22]/[.$D$39]" office:value-type="percentage" office:value="0.0157635123887029" calcext:value-type="percentage">
            <text:p>1.58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10 a Amazon</text:p>
          </table:table-cell>
          <table:table-cell table:style-name="ce13" office:value-type="string" calcext:value-type="string">
            <text:p><text:a xlink:href="https://www.amazon.es/gp/product/B07JJ526NX/ref=ppx_yo_dt_b_asin_title_o00_s00?ie=UTF8&amp;th=1" xlink:type="simple">https://www.amazon.es/gp/product/B07JJ526NX/ref=ppx_yo_dt_b_asin_title_o00_s00?ie=UTF8&amp;th=1</text:a></text:p>
          </table:table-cell>
          <table:table-cell table:style-name="ce16" table:number-columns-repeated="4"/>
          <table:table-cell table:style-name="ce5" table:number-columns-repeated="15"/>
          <table:table-cell table:number-columns-repeated="997"/>
        </table:table-row>
        <table:table-row table:style-name="ro1">
          <table:covered-table-cell/>
          <table:table-cell table:style-name="ce6" office:value-type="string" calcext:value-type="string">
            <text:p>2 x Rodaments lineals de 8mm de diàmetre interior</text:p>
          </table:table-cell>
          <table:table-cell table:style-name="ce5" office:value-type="string" calcext:value-type="string">
            <text:p>Guiar el moviment de les xeringues</text:p>
          </table:table-cell>
          <table:table-cell table:style-name="ce9" table:formula="of:=8.25/12*2" office:value-type="currency" office:currency="EUR" office:value="1.375" calcext:value-type="currency">
            <text:p>1.38 €</text:p>
          </table:table-cell>
          <table:table-cell table:style-name="ce11" table:formula="of:=[.D23]/[.$D$39]" office:value-type="percentage" office:value="0.00327414343420943" calcext:value-type="percentage">
            <text:p>0.33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12 a Amazon</text:p>
          </table:table-cell>
          <table:table-cell table:style-name="ce13" office:value-type="string" calcext:value-type="string">
            <text:p><text:a xlink:href="https://www.amazon.es/QWORK-LM8UU-Rodamientos-lineales-impresora/dp/B086W1LMMZ/ref=sr_1_5?keywords=rodamiento+lineal+8mm&amp;qid=1653897194&amp;sprefix=rodamiento+lineal%2Caps%2C82&amp;sr=8-5" xlink:type="simple">https://www.amazon.es/QWORK-LM8UU-Rodamientos-lineales-impresora/dp/B086W1LMMZ/ref=sr_1_5?keywords=rodamiento+lineal+8mm&amp;qid=1653897194&amp;sprefix=rodamiento+lineal%2Caps%2C82&amp;sr=8-5</text:a></text:p>
          </table:table-cell>
          <table:table-cell table:style-name="ce16" table:number-columns-repeated="11"/>
          <table:table-cell table:style-name="ce5" table:number-columns-repeated="8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9 x Imants de neodimi N52. Discs de 8x3 mm</text:p>
          </table:table-cell>
          <table:table-cell table:style-name="ce5" office:value-type="string" calcext:value-type="string">
            <text:p>Finals de cursa dels braços, les xeringues i unió del bloc programador</text:p>
          </table:table-cell>
          <table:table-cell table:style-name="ce9" table:formula="of:=9.91/25*9" office:value-type="currency" office:currency="EUR" office:value="3.5676" calcext:value-type="currency">
            <text:p>3.57 €</text:p>
          </table:table-cell>
          <table:table-cell table:style-name="ce11" table:formula="of:=[.D24]/[.$D$39]" office:value-type="percentage" office:value="0.00849515208428041" calcext:value-type="percentage">
            <text:p>0.85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25 a Amazon</text:p>
          </table:table-cell>
          <table:table-cell table:style-name="ce13" office:value-type="string" calcext:value-type="string">
            <text:p><text:a xlink:href="https://www.amazon.es/gp/product/B00Z7YVU8A/ref=ppx_yo_dt_b_search_asin_title?ie=UTF8&amp;psc=1" xlink:type="simple">https://www.amazon.es/gp/product/B00Z7YVU8A/ref=ppx_yo_dt_b_search_asin_title?ie=UTF8&amp;psc=1</text:a></text:p>
          </table:table-cell>
          <table:table-cell table:style-name="ce16" table:number-columns-repeated="5"/>
          <table:table-cell table:style-name="ce5" table:number-columns-repeated="14"/>
          <table:table-cell table:number-columns-repeated="997"/>
        </table:table-row>
        <table:table-row table:style-name="ro1">
          <table:table-cell table:style-name="ce3"/>
          <table:table-cell table:style-name="ce5" office:value-type="string" calcext:value-type="string">
            <text:p>2 x molles 35mm x 7mm x 0,5mm</text:p>
          </table:table-cell>
          <table:table-cell table:style-name="ce5" office:value-type="string" calcext:value-type="string">
            <text:p>Contrapes braços.</text:p>
          </table:table-cell>
          <table:table-cell table:style-name="ce9" table:formula="of:=8.9/200*2" office:value-type="currency" office:currency="EUR" office:value="0.089" calcext:value-type="currency">
            <text:p>0.09 €</text:p>
          </table:table-cell>
          <table:table-cell table:style-name="ce11" table:formula="of:=[.D25]/[.$D$39]" office:value-type="percentage" office:value="0.000211926375014283" calcext:value-type="percentage">
            <text:p>0.02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a Amazon</text:p>
          </table:table-cell>
          <table:table-cell table:style-name="ce13" office:value-type="string" calcext:value-type="string">
            <text:p><text:a xlink:href="https://www.amazon.es/gp/product/B01KG024CU/ref=ppx_yo_dt_b_search_asin_title?ie=UTF8&amp;psc=1" xlink:type="simple">https://www.amazon.es/gp/product/B01KG024CU/ref=ppx_yo_dt_b_search_asin_title?ie=UTF8&amp;psc=1</text:a></text:p>
          </table:table-cell>
          <table:table-cell table:style-name="ce16" table:number-columns-repeated="5"/>
          <table:table-cell table:style-name="ce5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2">
            <text:p>Estètica</text:p>
          </table:table-cell>
          <table:table-cell table:style-name="ce5" office:value-type="string" calcext:value-type="string">
            <text:p>Matriu LED 8x8 ull dret</text:p>
          </table:table-cell>
          <table:table-cell table:style-name="ce5" office:value-type="string" calcext:value-type="string">
            <text:p>matrius LED per fer d'ull dret</text:p>
          </table:table-cell>
          <table:table-cell table:style-name="ce9" office:value-type="currency" office:currency="EUR" office:value="17.26" calcext:value-type="currency">
            <text:p>17.26 €</text:p>
          </table:table-cell>
          <table:table-cell table:style-name="ce11" table:formula="of:=[.D26]/[.$D$39]" office:value-type="percentage" office:value="0.0410994295814217" calcext:value-type="percentage">
            <text:p>4.11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individual a Amazon</text:p>
          </table:table-cell>
          <table:table-cell table:style-name="ce13" office:value-type="string" calcext:value-type="string">
            <text:p><text:a xlink:href="https://www.amazon.es/BTF-LIGHTING-0-24ft0-24ft-Programmed-Individually-Addressable/dp/B01DC0IMRW/ref=sr_1_25?crid=3QUOFUZX28ZVI&amp;keywords=ws2812b%2Bmatriz%2Bled&amp;qid=1647598044&amp;sprefix=ws2812b%2Bmatriz%2Bled%2Caps%2C86&amp;sr=8-25&amp;th=1&amp;qty=2" xlink:type="simple">https://www.amazon.es/BTF-LIGHTING-0-24ft0-24ft-Programmed-Individually-Addressable/dp/B01DC0IMRW/ref=sr_1_25?crid=3QUOFUZX28ZVI&amp;keywords=ws2812b%2Bmatriz%2Bled&amp;qid=1647598044&amp;sprefix=ws2812b%2Bmatriz%2Bled%2Caps%2C86&amp;sr=8-25&amp;th=1&amp;qty=2</text:a></text:p>
          </table:table-cell>
          <table:table-cell table:style-name="ce16" table:number-columns-repeated="15"/>
          <table:table-cell table:style-name="ce5" table:number-columns-repeated="4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Matriu LED 8x8 ull esquerra</text:p>
          </table:table-cell>
          <table:table-cell table:style-name="ce5" office:value-type="string" calcext:value-type="string">
            <text:p>matrius LED per fer d'ull esquerra</text:p>
          </table:table-cell>
          <table:table-cell table:style-name="ce9" office:value-type="currency" office:currency="EUR" office:value="17.26" calcext:value-type="currency">
            <text:p>17.26 €</text:p>
          </table:table-cell>
          <table:table-cell table:style-name="ce11" table:formula="of:=[.D27]/[.$D$39]" office:value-type="percentage" office:value="0.0410994295814217" calcext:value-type="percentage">
            <text:p>4.11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individual a Amazon</text:p>
          </table:table-cell>
          <table:table-cell table:style-name="ce13" office:value-type="string" calcext:value-type="string">
            <text:p><text:a xlink:href="https://www.amazon.es/BTF-LIGHTING-0-24ft0-24ft-Programmed-Individually-Addressable/dp/B01DC0IMRW/ref=sr_1_25?crid=3QUOFUZX28ZVI&amp;keywords=ws2812b%2Bmatriz%2Bled&amp;qid=1647598044&amp;sprefix=ws2812b%2Bmatriz%2Bled%2Caps%2C86&amp;sr=8-25&amp;th=1&amp;qty=2" xlink:type="simple">https://www.amazon.es/BTF-LIGHTING-0-24ft0-24ft-Programmed-Individually-Addressable/dp/B01DC0IMRW/ref=sr_1_25?crid=3QUOFUZX28ZVI&amp;keywords=ws2812b%2Bmatriz%2Bled&amp;qid=1647598044&amp;sprefix=ws2812b%2Bmatriz%2Bled%2Caps%2C86&amp;sr=8-25&amp;th=1&amp;qty=2</text:a></text:p>
          </table:table-cell>
          <table:table-cell table:style-name="ce16" table:number-columns-repeated="15"/>
          <table:table-cell table:style-name="ce5" table:number-columns-repeated="4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2">
            <text:p>Bloc programador</text:p>
          </table:table-cell>
          <table:table-cell table:style-name="ce5" office:value-type="string" calcext:value-type="string">
            <text:p>TCS34725 RGB Color Sensor </text:p>
          </table:table-cell>
          <table:table-cell table:style-name="ce5" office:value-type="string" calcext:value-type="string">
            <text:p>Llegir el color dels blocs de fusta</text:p>
          </table:table-cell>
          <table:table-cell table:style-name="ce9" table:formula="of:=22.08/5" office:value-type="currency" office:currency="EUR" office:value="4.416" calcext:value-type="currency">
            <text:p>4.42 €</text:p>
          </table:table-cell>
          <table:table-cell table:style-name="ce11" table:formula="of:=[.D28]/[.$D$39]" office:value-type="percentage" office:value="0.0105153581130683" calcext:value-type="percentage">
            <text:p>1.05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dp/B07YXDZVJN/?coliid=IXUG4P6WHKAOW&amp;colid=2GDHV7MAEUG1F&amp;psc=1&amp;ref_=lv_ov_lig_dp_it" xlink:type="simple">https://www.amazon.es/dp/B07YXDZVJN/?coliid=IXUG4P6WHKAOW&amp;colid=2GDHV7MAEUG1F&amp;psc=1&amp;ref_=lv_ov_lig_dp_it</text:a></text:p>
          </table:table-cell>
          <table:table-cell table:style-name="ce16" table:number-columns-repeated="6"/>
          <table:table-cell table:style-name="ce5" table:number-columns-repeated="13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Servo Motor SG90</text:p>
          </table:table-cell>
          <table:table-cell table:style-name="ce5" office:value-type="string" calcext:value-type="string">
            <text:p>Expulsar els blocs un cop llegits</text:p>
          </table:table-cell>
          <table:table-cell table:style-name="ce9" table:formula="of:=13.21/5" office:value-type="currency" office:currency="EUR" office:value="2.642" calcext:value-type="currency">
            <text:p>2.64 €</text:p>
          </table:table-cell>
          <table:table-cell table:style-name="ce11" table:formula="of:=[.D29]/[.$D$39]" office:value-type="percentage" office:value="0.00629111778413186" calcext:value-type="percentage">
            <text:p>0.63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Micro-Helicopter-Airplane-Controls-LKY66-UK-5/dp/B07236KYVC/ref=sr_1_3_sspa?keywords=servo%2B5V&amp;qid=1647618992&amp;sr=8-3-spons&amp;spLa=ZW5jcnlwdGVkUXVhbGlmaWVyPUEzMzJVOVhJSTgyRUExJmVuY3J5cHRlZElkPUEwODM1MjM4M0hEWDRTSlNQOE80JmVuY3J5cHRlZEFkSWQ9QTA1MjQwMTcyNUJWUE9GU1dLT0kxJndpZGdldE5hbWU9c3BfYXRmJmFjdGlvbj1jbGlja1JlZGlyZWN0JmRvTm90TG9nQ2xpY2s9dHJ1ZQ&amp;th=1" xlink:type="simple">https://www.amazon.es/Micro-Helicopter-Airplane-Controls-LKY66-UK-5/dp/B07236KYVC/ref=sr_1_3_sspa?keywords=servo%2B5V&amp;qid=1647618992&amp;sr=8-3-spons&amp;spLa=ZW5jcnlwdGVkUXVhbGlmaWVyPUEzMzJVOVhJSTgyRUExJmVuY3J5cHRlZElkPUEwODM1MjM4M0hEWDRTSlNQOE80JmVuY3J5cHRlZEFkSWQ9QTA1MjQwMTcyNUJWUE9GU1dLT0kxJndpZGdldE5hbWU9c3BfYXRmJmFjdGlvbj1jbGlja1JlZGlyZWN0JmRvTm90TG9nQ2xpY2s9dHJ1ZQ&amp;th=1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6">
            <text:p>Controlador</text:p>
          </table:table-cell>
          <table:table-cell table:style-name="ce5" office:value-type="string" calcext:value-type="string">
            <text:p>ESP32</text:p>
          </table:table-cell>
          <table:table-cell table:style-name="ce5" office:value-type="string" calcext:value-type="string">
            <text:p>Microcontrolador</text:p>
          </table:table-cell>
          <table:table-cell table:style-name="ce9" table:formula="of:=33.04/5" office:value-type="currency" office:currency="EUR" office:value="6.608" calcext:value-type="currency">
            <text:p>6.61 €</text:p>
          </table:table-cell>
          <table:table-cell table:style-name="ce11" table:formula="of:=[.D30]/[.$D$39]" office:value-type="percentage" office:value="0.0157349380460043" calcext:value-type="percentage">
            <text:p>1.57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pack de 5 a Amazon</text:p>
          </table:table-cell>
          <table:table-cell table:style-name="ce13" office:value-type="string" calcext:value-type="string">
            <text:p><text:a xlink:href="https://www.amazon.es/AZDelivery-NodeMCU-ESP-WROOM-32-Tablero-Desarrollo/dp/B074RG86SR/ref=sr_1_1_sspa?crid=3RH4ZAQN8LP6C&amp;keywords=esp32&amp;qid=1647599248&amp;sprefix=esp32%2Caps%2C116&amp;sr=8-1-spons&amp;smid=A1X7QLRQH87QA3&amp;spLa=ZW5jcnlwdGVkUXVhbGlmaWVyPUEyOFhUVTJLMUVRUENNJmVuY3J5cHRlZElkPUEwNTkxMzQ5RTNUUVRPVkJCRTBaJmVuY3J5cHRlZEFkSWQ9QTA3MDUzNTMzVUlRMzM2RTE0R0lQJndpZGdldE5hbWU9c3BfYXRmJmFjdGlvbj1jbGlja1JlZGlyZWN0JmRvTm90TG9nQ2xpY2s9dHJ1ZQ&amp;th=1" xlink:type="simple">https://www.amazon.es/AZDelivery-NodeMCU-ESP-WROOM-32-Tablero-Desarrollo/dp/B074RG86SR/ref=sr_1_1_sspa?crid=3RH4ZAQN8LP6C&amp;keywords=esp32&amp;qid=1647599248&amp;sprefix=esp32%2Caps%2C116&amp;sr=8-1-spons&amp;smid=A1X7QLRQH87QA3&amp;spLa=ZW5jcnlwdGVkUXVhbGlmaWVyPUEyOFhUVTJLMUVRUENNJmVuY3J5cHRlZElkPUEwNTkxMzQ5RTNUUVRPVkJCRTBaJmVuY3J5cHRlZEFkSWQ9QTA3MDUzNTMzVUlRMzM2RTE0R0lQJndpZGdldE5hbWU9c3BfYXRmJmFjdGlvbj1jbGlja1JlZGlyZWN0JmRvTm90TG9nQ2xpY2s9dHJ1ZQ&amp;th=1</text:a></text:p>
          </table:table-cell>
          <table:table-cell table:style-name="ce16" table:number-columns-repeated="18"/>
          <table:table-cell table:style-name="ce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Power bank 10000 mAh LEFT</text:p>
          </table:table-cell>
          <table:table-cell table:style-name="ce5" office:value-type="string" calcext:value-type="string">
            <text:p>Power bank 10000 mAh costat dret</text:p>
          </table:table-cell>
          <table:table-cell table:style-name="ce9" table:formula="of:=15.99*0.79" office:value-type="currency" office:currency="EUR" office:value="12.6321" calcext:value-type="currency">
            <text:p>12.63 €</text:p>
          </table:table-cell>
          <table:table-cell table:style-name="ce11" table:formula="of:=[.D31]/[.$D$39]" office:value-type="percentage" office:value="0.0300794962002014" calcext:value-type="percentage">
            <text:p>3.01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individual a Amazon</text:p>
          </table:table-cell>
          <table:table-cell table:style-name="ce13" office:value-type="string" calcext:value-type="string">
            <text:p><text:a xlink:href="https://www.amazon.es/BABAKA-10000mAh-Cargador-Port%C3%A1til-Tecnolog%C3%ADa/dp/B08H89HP33/ref=sr_1_26?crid=3L1QBJXF9VPEC&amp;keywords=power+bank+10000+3A&amp;qid=1647618559&amp;sprefix=power+bank+10000+3a%2Caps%2C131&amp;sr=8-26" xlink:type="simple">https://www.amazon.es/BABAKA-10000mAh-Cargador-Port%C3%A1til-Tecnolog%C3%ADa/dp/B08H89HP33/ref=sr_1_26?crid=3L1QBJXF9VPEC&amp;keywords=power+bank+10000+3A&amp;qid=1647618559&amp;sprefix=power+bank+10000+3a%2Caps%2C131&amp;sr=8-26</text:a></text:p>
          </table:table-cell>
          <table:table-cell table:style-name="ce16" table:number-columns-repeated="14"/>
          <table:table-cell table:style-name="ce5" table:number-columns-repeated="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Power bank 10000 mAh RIGHT</text:p>
          </table:table-cell>
          <table:table-cell table:style-name="ce5" office:value-type="string" calcext:value-type="string">
            <text:p>Power bank 10000 mAh costat esquerre</text:p>
          </table:table-cell>
          <table:table-cell table:style-name="ce9" table:formula="of:=15.99*0.79" office:value-type="currency" office:currency="EUR" office:value="12.6321" calcext:value-type="currency">
            <text:p>12.63 €</text:p>
          </table:table-cell>
          <table:table-cell table:style-name="ce11" table:formula="of:=[.D32]/[.$D$39]" office:value-type="percentage" office:value="0.0300794962002014" calcext:value-type="percentage">
            <text:p>3.01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individual a Amazon</text:p>
          </table:table-cell>
          <table:table-cell table:style-name="ce13" office:value-type="string" calcext:value-type="string">
            <text:p><text:a xlink:href="https://www.amazon.es/BABAKA-10000mAh-Cargador-Port%C3%A1til-Tecnolog%C3%ADa/dp/B08H89HP33/ref=sr_1_26?crid=3L1QBJXF9VPEC&amp;keywords=power+bank+10000+3A&amp;qid=1647618559&amp;sprefix=power+bank+10000+3a%2Caps%2C131&amp;sr=8-26" xlink:type="simple">https://www.amazon.es/BABAKA-10000mAh-Cargador-Port%C3%A1til-Tecnolog%C3%ADa/dp/B08H89HP33/ref=sr_1_26?crid=3L1QBJXF9VPEC&amp;keywords=power+bank+10000+3A&amp;qid=1647618559&amp;sprefix=power+bank+10000+3a%2Caps%2C131&amp;sr=8-26</text:a></text:p>
          </table:table-cell>
          <table:table-cell table:style-name="ce16" table:number-columns-repeated="14"/>
          <table:table-cell table:style-name="ce5" table:number-columns-repeated="5"/>
          <table:table-cell table:number-columns-repeated="997"/>
        </table:table-row>
        <table:table-row table:style-name="ro1">
          <table:covered-table-cell/>
          <table:table-cell table:number-columns-repeated="2" table:style-name="ce5" office:value-type="string" calcext:value-type="string">
            <text:p>Power bank 10000 mAh controlador i resta</text:p>
          </table:table-cell>
          <table:table-cell table:style-name="ce9" table:formula="of:=15.99*0.79" office:value-type="currency" office:currency="EUR" office:value="12.6321" calcext:value-type="currency">
            <text:p>12.63 €</text:p>
          </table:table-cell>
          <table:table-cell table:style-name="ce11" table:formula="of:=[.D33]/[.$D$39]" office:value-type="percentage" office:value="0.0300794962002014" calcext:value-type="percentage">
            <text:p>3.01%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Compra individual a Amazon</text:p>
          </table:table-cell>
          <table:table-cell table:style-name="ce13" office:value-type="string" calcext:value-type="string">
            <text:p><text:a xlink:href="https://www.amazon.es/BABAKA-10000mAh-Cargador-Port%C3%A1til-Tecnolog%C3%ADa/dp/B08H89HP33/ref=sr_1_26?crid=3L1QBJXF9VPEC&amp;keywords=power+bank+10000+3A&amp;qid=1647618559&amp;sprefix=power+bank+10000+3a%2Caps%2C131&amp;sr=8-26" xlink:type="simple">https://www.amazon.es/BABAKA-10000mAh-Cargador-Port%C3%A1til-Tecnolog%C3%ADa/dp/B08H89HP33/ref=sr_1_26?crid=3L1QBJXF9VPEC&amp;keywords=power+bank+10000+3A&amp;qid=1647618559&amp;sprefix=power+bank+10000+3a%2Caps%2C131&amp;sr=8-26</text:a></text:p>
          </table:table-cell>
          <table:table-cell table:style-name="ce16" table:number-columns-repeated="14"/>
          <table:table-cell table:style-name="ce5" table:number-columns-repeated="5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PCB</text:p>
          </table:table-cell>
          <table:table-cell table:style-name="ce5"/>
          <table:table-cell table:style-name="ce9" office:value-type="currency" office:currency="EUR" office:value="25" calcext:value-type="currency">
            <text:p>25.00 €</text:p>
          </table:table-cell>
          <table:table-cell table:style-name="ce11" table:formula="of:=[.D34]/[.$D$39]" office:value-type="percentage" office:value="0.0595298806219896" calcext:value-type="percentage">
            <text:p>5.95%</text:p>
          </table:table-cell>
          <table:table-cell table:style-name="ce5" office:value-type="string" calcext:value-type="string">
            <text:p>Fabricació a ELECROW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Electrònica soldada a la PCB</text:p>
          </table:table-cell>
          <table:table-cell table:style-name="ce5"/>
          <table:table-cell table:style-name="ce9" office:value-type="currency" office:currency="EUR" office:value="15" calcext:value-type="currency">
            <text:p>15.00 €</text:p>
          </table:table-cell>
          <table:table-cell table:style-name="ce11" table:formula="of:=[.D35]/[.$D$39]" office:value-type="percentage" office:value="0.0357179283731938" calcext:value-type="percentage">
            <text:p>3.57%</text:p>
          </table:table-cell>
          <table:table-cell table:style-name="ce5" office:value-type="string" calcext:value-type="string">
            <text:p>Botiga genèrica d'electrònic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3">
            <text:p>Altres</text:p>
          </table:table-cell>
          <table:table-cell table:style-name="ce5" office:value-type="string" calcext:value-type="string">
            <text:p>materials constructius (fusta i tubs alumini)</text:p>
          </table:table-cell>
          <table:table-cell table:style-name="ce5"/>
          <table:table-cell table:style-name="ce9" office:value-type="currency" office:currency="EUR" office:value="40" calcext:value-type="currency">
            <text:p>40.00 €</text:p>
          </table:table-cell>
          <table:table-cell table:style-name="ce11" table:formula="of:=[.D36]/[.$D$39]" office:value-type="percentage" office:value="0.0952478089951834" calcext:value-type="percentage">
            <text:p>9.52%</text:p>
          </table:table-cell>
          <table:table-cell table:style-name="ce5" office:value-type="string" calcext:value-type="string">
            <text:p>Fes més bricolatge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Impressió 3D</text:p>
          </table:table-cell>
          <table:table-cell table:style-name="ce5" office:value-type="string" calcext:value-type="string">
            <text:p>2,1 Kg de plàstic contats a 20€ el Kg</text:p>
          </table:table-cell>
          <table:table-cell table:style-name="ce9" office:value-type="currency" office:currency="EUR" office:value="41.86" calcext:value-type="currency">
            <text:p>41.86 €</text:p>
          </table:table-cell>
          <table:table-cell table:style-name="ce11" table:formula="of:=[.D37]/[.$D$39]" office:value-type="percentage" office:value="0.0996768321134594" calcext:value-type="percentage">
            <text:p>9.97%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www.amazon.es/gp/product/B08LSF322C/ref=ppx_yo_dt_b_asin_title_o08_s00?ie=UTF8&amp;th=1" xlink:type="simple">https://www.amazon.es/gp/product/B08LSF322C/ref=ppx_yo_dt_b_asin_title_o08_s00?ie=UTF8&amp;th=1</text:a>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Cargoleria</text:p>
          </table:table-cell>
          <table:table-cell table:style-name="ce5"/>
          <table:table-cell table:style-name="ce9" office:value-type="currency" office:currency="EUR" office:value="30" calcext:value-type="currency">
            <text:p>30.00 €</text:p>
          </table:table-cell>
          <table:table-cell table:style-name="ce11" table:formula="of:=[.D38]/[.$D$39]" office:value-type="percentage" office:value="0.0714358567463876" calcext:value-type="percentage">
            <text:p>7.14%</text:p>
          </table:table-cell>
          <table:table-cell table:style-name="ce5" office:value-type="string" calcext:value-type="string">
            <text:p>Botiga genèrica de cargoleri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Total:</text:p>
          </table:table-cell>
          <table:table-cell table:style-name="ce8" table:formula="of:=SUM([.D2:.D38])" office:value-type="currency" office:currency="EUR" office:value="419.9571667" calcext:value-type="currency">
            <text:p>419.96 €</text:p>
          </table:table-cell>
          <table:table-cell table:style-name="ce5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 table:number-columns-repeated="26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2">
            <text:p>Opcionals</text:p>
          </table:table-cell>
          <table:table-cell table:style-name="ce5" office:value-type="string" calcext:value-type="string">
            <text:p>Lona decorat</text:p>
          </table:table-cell>
          <table:table-cell table:style-name="ce5"/>
          <table:table-cell table:style-name="ce10" office:value-type="currency" office:currency="EUR" office:value="60" calcext:value-type="currency">
            <text:p>60.00 €</text:p>
          </table:table-cell>
          <table:table-cell table:style-name="ce5" table:number-columns-repeated="2"/>
          <table:table-cell table:style-name="ce12"/>
          <table:table-cell table:style-name="ce15" office:value-type="string" calcext:value-type="string">
            <text:p><text:a xlink:href="https://www.ecoimpresion.es/lonas/pvc.html?gclid=Cj0KCQjw29CRBhCUARIsAOboZbJcHmSiAlGWRxfave6UvW0l9WNIO3A3W91xsUvDn28k1ZPBLXZqkXYaAuwIEALw_wcB" xlink:type="simple">https://www.ecoimpresion.es/lonas/pvc.html?gclid=Cj0KCQjw29CRBhCUARIsAOboZbJcHmSiAlGWRxfave6UvW0l9WNIO3A3W91xsUvDn28k1ZPBLXZqkXYaAuwIEALw_wcB</text:a></text:p>
          </table:table-cell>
          <table:table-cell table:style-name="ce17" table:number-columns-repeated="9"/>
          <table:table-cell table:style-name="ce5" table:number-columns-repeated="10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Pots de plàstic</text:p>
          </table:table-cell>
          <table:table-cell table:style-name="ce5"/>
          <table:table-cell table:style-name="ce10" office:value-type="currency" office:currency="EUR" office:value="20" calcext:value-type="currency">
            <text:p>20.00 €</text:p>
          </table:table-cell>
          <table:table-cell table:style-name="ce5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 table:number-columns-repeated="26"/>
          <table:table-cell table:number-columns-repeated="997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1"/>
          <table:table-cell table:style-name="ce5" table:number-columns-repeated="23"/>
          <table:table-cell table:number-columns-repeated="997"/>
        </table:table-row>
        <table:table-row table:style-name="ro1">
          <table:table-cell table:style-name="ce1"/>
          <table:table-cell table:style-name="ce5" table:number-columns-repeated="26"/>
          <table:table-cell table:number-columns-repeated="997"/>
        </table:table-row>
        <table:table-row table:style-name="ro1" table:number-rows-repeated="968">
          <table:table-cell table:style-name="ce1"/>
          <table:table-cell table:style-name="ce5" table:number-columns-repeated="2"/>
          <table:table-cell table:style-name="ce10"/>
          <table:table-cell table:style-name="ce5" table:number-columns-repeated="23"/>
          <table:table-cell table:number-columns-repeated="997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7" meta:object-count="0"/>
    <meta:generator>LibreOfficeDev/6.0.5.2$Linux_X86_64 LibreOffice_project/</meta:generator>
  </office:meta>
</office:document-meta>
</file>